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odfWeave document demonstration of the Cross-correlation map simulation study. </text:p>
      <text:p text:style-name="Standard"/>
      <text:p text:style-name="Standard">Here is the code that sets up the timeseries:</text:p>
      <text:p text:style-name="Standard"/>
      <text:p text:style-name="Standard">&lt;&lt;CCM_simulation, results=hide, echo=TRUE,fig=TRUE&gt;&gt;=</text:p>
      <text:p text:style-name="Standard">t=seq(0,520,1);</text:p>
      <text:p text:style-name="Standard">Sinuswave_expl&lt;-ts(1*sin(2*pi*1/52*t));</text:p>
      <text:p text:style-name="Standard">Random_expl&lt;-ts(rnorm(length(t)));</text:p>
      <text:p text:style-name="Standard">Random_resp&lt;-ts(rnorm(length(t)));</text:p>
      <text:p text:style-name="Standard">Sinuswave_resp_lag=Sinuswave_expl[(length(Sinuswave_expl)-3):length(Sinuswave_expl)];</text:p>
      <text:p text:style-name="Standard">Sinuswave_resp_lag&lt;-c(Sinuswave_resp_lag,Sinuswave_expl[1:(length(Sinuswave_expl)-4)]);</text:p>
      <text:p text:style-name="Standard">Sinuswave_resp_lag&lt;-ts(Sinuswave_resp_lag);</text:p>
      <text:p text:style-name="Standard">print(plot(1:100));</text:p>
      <text:p text:style-name="Standard">@</text:p>
      <text:p text:style-name="Standard"/>
      <text:p text:style-name="Standard">Here's the plot showing the timeseries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ztian Magori</meta:initial-creator>
    <meta:creation-date>2014-02-16T22:27:36.57</meta:creation-date>
    <dc:date>2014-02-16T23:13:50.39</dc:date>
    <dc:creator>Krisztian Magori</dc:creator>
    <meta:editing-duration>PT2M32S</meta:editing-duration>
    <meta:editing-cycles>6</meta:editing-cycles>
    <meta:generator>OpenOffice/4.0.0$Win32 OpenOffice.org_project/400m3$Build-9702</meta:generator>
    <meta:document-statistic meta:table-count="0" meta:image-count="0" meta:object-count="0" meta:page-count="1" meta:paragraph-count="13" meta:word-count="39" meta:character-count="584"/>
  </office:meta>
</office:document-meta>
</file>